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882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1.2161in"/>
    </style:style>
    <style:style style:name="co16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2.8516in"/>
    </style:style>
    <style:style style:name="co20" style:family="table-column">
      <style:table-column-properties fo:break-before="auto" style:column-width="2.722in"/>
    </style:style>
    <style:style style:name="co21" style:family="table-column">
      <style:table-column-properties fo:break-before="auto" style:column-width="2.3791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08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1.3209in" fo:break-before="auto" style:use-optimal-row-height="false"/>
    </style:style>
    <style:style style:name="ro2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ext-properties style:font-name="Arial" fo:font-size="10pt" fo:font-weight="normal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58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0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6pt solid #000000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/>
    </style:style>
    <style:style style:name="ce12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 style:font-size-complex="10pt"/>
    </style:style>
    <style:style style:name="ce12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 style:font-name-complex="Tahoma2"/>
    </style:style>
    <style:style style:name="ce12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2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 style:font-name-complex="Tahoma2"/>
    </style:style>
    <style:style style:name="ce13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40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4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42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51" style:family="table-cell" style:parent-style-name="Default">
      <style:table-cell-properties fo:wrap-option="wrap" fo:border="0.06pt solid #000000" style:vertical-align="top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4">
          <table:table-cell table:style-name="ce1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repeated="248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5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6">
          <table:table-cell table:style-name="ce20"/>
          <table:table-cell table:style-name="ce24" office:value-type="string">
            <text:p>IPAD SNIFF TEST </text:p>
          </table:table-cell>
          <table:table-cell table:style-name="ce20" table:number-columns-repeated="4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Version:</text:p>
          </table:table-cell>
          <table:table-cell table:style-name="ce32" office:value-type="float" office:value="2.5">
            <text:p>2.5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Issue date:</text:p>
          </table:table-cell>
          <table:table-cell table:style-name="ce33" office:value-type="date" office:date-value="2011-12-19">
            <text:p>12/19/2011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Suite:</text:p>
          </table:table-cell>
          <table:table-cell table:style-name="ce34"/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Name:</text:p>
          </table:table-cell>
          <table:table-cell table:style-name="ce35" office:value-type="string">
            <text:p>Mobile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Total Cases:</text:p>
          </table:table-cell>
          <table:table-cell table:style-name="ce36" table:formula="of:=[Summary_Report.F86]" office:value-type="float" office:value="76">
            <text:p>76</text:p>
          </table:table-cell>
          <table:table-cell table:style-name="ce53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7">
          <table:table-cell table:style-name="ce20"/>
          <table:table-cell table:style-name="ce26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8">
          <table:table-cell table:style-name="ce19"/>
          <table:table-cell table:style-name="ce27"/>
          <table:table-cell table:style-name="ce39"/>
          <table:table-cell table:style-name="Default"/>
          <table:table-cell table:number-columns-repeated="3"/>
          <table:table-cell table:style-name="ce21" table:number-columns-repeated="248"/>
          <table:table-cell/>
        </table:table-row>
        <table:table-row table:style-name="ro4">
          <table:table-cell table:style-name="ce21"/>
          <table:table-cell table:style-name="ce28" office:value-type="string">
            <text:p>Record of change:</text:p>
          </table:table-cell>
          <table:table-cell table:style-name="ce19" table:number-columns-repeated="5"/>
          <table:table-cell table:style-name="ce22" table:number-columns-repeated="248"/>
          <table:table-cell/>
        </table:table-row>
        <table:table-row table:style-name="ro10">
          <table:table-cell table:style-name="ce21"/>
          <table:table-cell table:style-name="ce29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22" table:number-columns-repeated="248"/>
          <table:table-cell/>
        </table:table-row>
        <table:table-row table:style-name="ro4">
          <table:table-cell table:style-name="ce21"/>
          <table:table-cell table:style-name="ce30" office:value-type="date" office:date-value="2011-01-03">
            <text:p>3-Jan-2011</text:p>
          </table:table-cell>
          <table:table-cell table:style-name="ce51" office:value-type="string">
            <text:p>1.0</text:p>
          </table:table-cell>
          <table:table-cell table:style-name="ce54" office:value-type="string">
            <text:p>update and run with TCM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4-20">
            <text:p>20-Apr-2011</text:p>
          </table:table-cell>
          <table:table-cell table:style-name="ce51" office:value-type="string">
            <text:p>2.0</text:p>
          </table:table-cell>
          <table:table-cell table:style-name="ce55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5-10">
            <text:p>10-May-2011</text:p>
          </table:table-cell>
          <table:table-cell table:style-name="ce51" office:value-type="string">
            <text:p>2.1</text:p>
          </table:table-cell>
          <table:table-cell table:style-name="ce55" office:value-type="string">
            <text:p>Update Home Page base on spec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6-02">
            <text:p>2-Jun-2011</text:p>
          </table:table-cell>
          <table:table-cell table:style-name="ce51" office:value-type="string">
            <text:p>2.2</text:p>
          </table:table-cell>
          <table:table-cell table:style-name="ce56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19"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 office:value-type="date" office:date-value="2011-11-03">
            <text:p>3-Nov-2011</text:p>
          </table:table-cell>
          <table:table-cell table:style-name="ce51" office:value-type="string">
            <text:p>2.3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22"/>
          <table:table-cell table:style-name="ce31" office:value-type="date" office:date-value="2011-11-16">
            <text:p>16-Nov-2011</text:p>
          </table:table-cell>
          <table:table-cell table:style-name="ce51" office:value-type="string">
            <text:p>2.4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31" office:value-type="date" office:date-value="2011-12-19">
            <text:p>19-Dec-2011</text:p>
          </table:table-cell>
          <table:table-cell table:style-name="ce51" office:value-type="string">
            <text:p>2.5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ce116"/>
        <table:table-column table:style-name="co8" table:default-cell-style-name="Default"/>
        <table:table-column table:style-name="co21" table:default-cell-style-name="Default"/>
        <table:table-column table:style-name="co8" table:default-cell-style-name="Default"/>
        <table:table-row table:style-name="ro12">
          <table:table-cell/>
          <table:table-cell table:style-name="ce69" table:number-columns-repeated="2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0"/>
          <table:table-cell table:style-name="ce131" table:number-columns-repeated="4"/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1" office:value-type="string">
            <text:p>Passed</text:p>
          </table:table-cell>
          <table:table-cell table:style-name="ce131" table:formula="of:=COUNTIF([.L$7:.L$724];[.$K2])" office:value-type="float" office:value="0">
            <text:p>0</text:p>
          </table:table-cell>
          <table:table-cell table:style-name="ce131" table:formula="of:=COUNTIF([.M$7:.M$724];[.$K2])" office:value-type="float" office:value="0">
            <text:p>0</text:p>
          </table:table-cell>
          <table:table-cell table:style-name="ce131" table:formula="of:=COUNTIF([.N$7:.N$724];[.$K2])" office:value-type="float" office:value="0">
            <text:p>0</text:p>
          </table:table-cell>
          <table:table-cell table:style-name="ce131" table:formula="of:=COUNTIF([.O$7:.O$724];[.$K2])" office:value-type="float" office:value="0">
            <text:p>0</text:p>
          </table:table-cell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70" table:number-columns-repeated="4"/>
          <table:table-cell/>
          <table:table-cell table:style-name="ce80"/>
          <table:table-cell table:style-name="ce70"/>
          <table:table-cell table:style-name="ce109"/>
          <table:table-cell table:style-name="ce118"/>
          <table:table-cell table:style-name="ce131" office:value-type="string">
            <text:p>Failed</text:p>
          </table:table-cell>
          <table:table-cell table:style-name="ce131" table:formula="of:=COUNTIF([.L$7:.L$724];[.$K3])" office:value-type="float" office:value="0">
            <text:p>0</text:p>
          </table:table-cell>
          <table:table-cell table:style-name="ce131" table:formula="of:=COUNTIF([.M$7:.M$724];[.$K3])" office:value-type="float" office:value="0">
            <text:p>0</text:p>
          </table:table-cell>
          <table:table-cell table:style-name="ce131" table:formula="of:=COUNTIF([.N$7:.N$724];[.$K3])" office:value-type="float" office:value="0">
            <text:p>0</text:p>
          </table:table-cell>
          <table:table-cell table:style-name="ce131" table:formula="of:=COUNTIF([.O$7:.O$724];[.$K3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4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5" table:number-columns-spanned="3" table:number-rows-spanned="1"/>
          <table:covered-table-cell table:style-name="ce79"/>
          <table:covered-table-cell table:style-name="ce86"/>
          <table:table-cell/>
          <table:table-cell table:style-name="ce80"/>
          <table:table-cell table:style-name="ce105"/>
          <table:table-cell table:style-name="ce110"/>
          <table:table-cell table:style-name="ce118"/>
          <table:table-cell table:style-name="ce131" office:value-type="string">
            <text:p>Blocked</text:p>
          </table:table-cell>
          <table:table-cell table:style-name="ce131" table:formula="of:=COUNTIF([.L$7:.L$724];[.$K4])" office:value-type="float" office:value="0">
            <text:p>0</text:p>
          </table:table-cell>
          <table:table-cell table:style-name="ce131" table:formula="of:=COUNTIF([.M$7:.M$724];[.$K4])" office:value-type="float" office:value="0">
            <text:p>0</text:p>
          </table:table-cell>
          <table:table-cell table:style-name="ce131" table:formula="of:=COUNTIF([.N$7:.N$724];[.$K4])" office:value-type="float" office:value="0">
            <text:p>0</text:p>
          </table:table-cell>
          <table:table-cell table:style-name="ce131" table:formula="of:=COUNTIF([.O$7:.O$724];[.$K4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5">
          <table:table-cell/>
          <table:table-cell table:style-name="ce71" office:value-type="string">
            <text:p>Total Main Cases:</text:p>
          </table:table-cell>
          <table:table-cell table:style-name="ce76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80"/>
          <table:table-cell/>
          <table:table-cell table:style-name="ce80"/>
          <table:table-cell table:style-name="ce105"/>
          <table:table-cell table:style-name="ce111"/>
          <table:table-cell table:style-name="ce118"/>
          <table:table-cell table:style-name="ce132" office:value-type="string">
            <text:p>N/A</text:p>
          </table:table-cell>
          <table:table-cell table:style-name="ce131" table:formula="of:=COUNTIF([.L$7:.L$724];[.$K5])" office:value-type="float" office:value="0">
            <text:p>0</text:p>
          </table:table-cell>
          <table:table-cell table:style-name="ce131" table:formula="of:=COUNTIF([.M$7:.M$724];[.$K5])" office:value-type="float" office:value="0">
            <text:p>0</text:p>
          </table:table-cell>
          <table:table-cell table:style-name="ce131" table:formula="of:=COUNTIF([.N$7:.N$724];[.$K5])" office:value-type="float" office:value="0">
            <text:p>0</text:p>
          </table:table-cell>
          <table:table-cell table:style-name="ce131" table:formula="of:=COUNTIF([.O$7:.O$724];[.$K5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9">
          <table:table-cell table:style-name="ce65" office:value-type="string">
            <text:p>Case No</text:p>
          </table:table-cell>
          <table:table-cell table:style-name="ce72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>
            <text:p>Tester</text:p>
          </table:table-cell>
          <table:table-cell table:style-name="ce81">
            <text:p>iphone</text:p>
          </table:table-cell>
          <table:table-cell table:style-name="ce81">
            <text:p> ipad</text:p>
          </table:table-cell>
          <table:table-cell table:style-name="ce81">
            <text:p> android</text:p>
          </table:table-cell>
          <table:table-cell table:style-name="ce81">
            <text:p>Comment/Bug</text:p>
          </table:table-cell>
          <table:table-cell table:style-name="ce81" table:number-columns-repeated="3"/>
          <table:table-cell table:style-name="ce140" table:number-columns-repeated="3"/>
          <table:table-cell table:number-columns-repeated="1004"/>
        </table:table-row>
        <table:table-row table:style-name="ro7">
          <table:table-cell table:style-name="ce66" office:value-type="float" office:value="1">
            <text:p>1.00</text:p>
          </table:table-cell>
          <table:table-cell table:style-name="ce73" office:value-type="string">
            <text:p>SNF_IPA_LGN_01</text:p>
          </table:table-cell>
          <table:table-cell table:style-name="ce77" office:value-type="float" office:value="1">
            <text:p>1.00</text:p>
          </table:table-cell>
          <table:table-cell table:style-name="ce82" office:value-type="string">
            <text:p>Mobile/IPad/Login/Valid <text:s/>Authenticate </text:p>
          </table:table-cell>
          <table:table-cell table:style-name="ce87" office:value-type="string">
            <text:p>Sign in an eXo server with valid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73" office:value-type="string">
            <text:p>SNF_IPA_LGN_0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office:value-type="string">
            <text:p>Mobile/IPad/Login/Valid <text:s/>user name</text:p>
          </table:table-cell>
          <table:table-cell table:style-name="ce87" office:value-type="string">
            <text:p>Sign in an eXo server with invalid user name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73" office:value-type="string">
            <text:p>SNF_IPA_LGN_03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invalid 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73" office:value-type="string">
            <text:p>SNF_IPA_LGN_04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blank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73" office:value-type="string">
            <text:p>SNF_IPA_LGN_05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another account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73" office:value-type="string">
            <text:p>SNF_IPA_LGN_06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3" office:value-type="string">
            <text:p>Mobile/Ipad/Login/No Connection</text:p>
          </table:table-cell>
          <table:table-cell table:style-name="ce87" office:value-type="string">
            <text:p>Sign in an eXo server when no network connection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7" office:value-type="string">
            <text:p>Alert message is displayed notice that can not reach the internet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73" office:value-type="string">
            <text:p>SNF_IPA_LGN_07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office:value-type="string">
            <text:p>Mobile/IPad/Login/Remember 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 table:style-name="ce97" office:value-type="string">
            <text:p>Step 1: Remember Me</text:p>
          </table:table-cell>
          <table:table-cell table:style-name="ce97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7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73" office:value-type="string">
            <text:p>SNF_IPA_LGN_08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office:value-type="string">
            <text:p>Mobile/IPad/Login/Auto</text:p>
          </table:table-cell>
          <table:table-cell table:style-name="ce89" office:value-type="string">
            <text:p>Sign in an eXo server with Auto Sign In option</text:p>
          </table:table-cell>
          <table:table-cell table:style-name="ce97" office:value-type="string">
            <text:p>Step 1: Auto Sign In</text:p>
          </table:table-cell>
          <table:table-cell table:style-name="ce97" office:value-type="string">
            <text:p>- Enable "Auto Sign In" option then Sign In. Or Sign In then enable "Auto Sign In".</text:p>
            <text:p><text:span text:style-name="T6">- After SignIn progress finished, exit the </text:span><text:span text:style-name="T6">app (touch on physical home button)</text:span></text:p>
          </table:table-cell>
          <table:table-cell table:style-name="ce97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73" office:value-type="string">
            <text:p>SNF_IPA_LGN_0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office:value-type="string">
            <text:p>Mobile/Ipad/Login/Rotate Devices</text:p>
          </table:table-cell>
          <table:table-cell table:style-name="ce90" office:value-type="string">
            <text:p>Rotate devices while signing in eXo server</text:p>
          </table:table-cell>
          <table:table-cell table:style-name="ce97" office:value-type="string">
            <text:p>Step 1: Rotate devices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7" office:value-type="string">
            <text:p>- Screen will be automatically rotate in the corresponding direction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73" office:value-type="string">
            <text:p>SNF_IPA_LGO_10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office:value-type="string">
            <text:p>Mobile/IPad/Logout</text:p>
          </table:table-cell>
          <table:table-cell table:style-name="ce87" office:value-type="string">
            <text:p>Logout of Home Screen</text:p>
          </table:table-cell>
          <table:table-cell table:style-name="ce97" office:value-type="string">
            <text:p>Step 1: Sign out</text:p>
          </table:table-cell>
          <table:table-cell table:style-name="ce98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7" office:value-type="string">
            <text:p><text:span text:style-name="T17">- The authenticate </text:span><text:span text:style-name="T18">screen is displayed </text:span><text:span text:style-name="T18">with empty user and password</text:span></text:p>
            <text:p><text:span text:style-name="T12"/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73" office:value-type="string">
            <text:p>SNF_IPA_SET_11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office:value-type="string">
            <text:p>Mobile/IPad/Setting</text:p>
          </table:table-cell>
          <table:table-cell table:style-name="ce87" office:value-type="string">
            <text:p>Display Setting screen</text:p>
          </table:table-cell>
          <table:table-cell table:style-name="ce98" office:value-type="string">
            <text:p>Step 1: Start the application</text:p>
          </table:table-cell>
          <table:table-cell table:style-name="ce98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08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73" office:value-type="string">
            <text:p>SNF_IPA_SEV_12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office:value-type="string">
            <text:p>Mobile/IPad/Server List/Change Server</text:p>
          </table:table-cell>
          <table:table-cell table:style-name="ce87" office:value-type="string">
            <text:p>Change server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8" office:value-type="string">
            <text:p>The selected server on the previous screen is displayed with a small indicator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73" office:value-type="string">
            <text:p>SNF_IPA_SEV_1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office:value-type="string">
            <text:p>Mobile/IPad/Server List/modify</text:p>
          </table:table-cell>
          <table:table-cell table:style-name="ce87" office:value-type="string">
            <text:p>Try to modify the selected server after being authenticate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8" office:value-type="string">
            <text:p>The selected server don't change. (because the user is already authentica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73" office:value-type="string">
            <text:p>SNF_IPA_SEV_1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3" office:value-type="string">
            <text:p>Mobile/Ipad/Server List/Delete </text:p>
          </table:table-cell>
          <table:table-cell table:style-name="ce87" office:value-type="string">
            <text:p>Try to delete the selected server after being authenticate</text:p>
          </table:table-cell>
          <table:table-cell table:style-name="ce99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8" office:value-type="string">
            <text:p>The selected server can't be deleted</text:p>
            <text:p>(It should alert message)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2" table:number-columns-repeated="3"/>
          <table:table-cell table:style-name="ce143" table:number-columns-repeated="1004"/>
        </table:table-row>
        <table:table-row table:style-name="ro18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73" office:value-type="string">
            <text:p>SNF_IPA_SEV_15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6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73" office:value-type="string">
            <text:p>SNF_IPA_SEV_16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73" office:value-type="string">
            <text:p>SNF_IPA_SEV_17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73" office:value-type="string">
            <text:p>SNF_IPA_SEV_18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73" office:value-type="string">
            <text:p>SNF_IPA_SEV_19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73" office:value-type="string">
            <text:p>SNF_IPA_SEV_20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</text:span><text:span text:style-name="T8">don cut</text:span></text:p>
          </table:table-cell>
          <table:table-cell table:style-name="ce134" table:number-columns-repeated="5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73" office:value-type="string">
            <text:p>SNF_IPA_SEV_21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office:value-type="string">
            <text:p>Mobile/IPad/Server List/Add existing Server</text:p>
          </table:table-cell>
          <table:table-cell table:style-name="ce92" office:value-type="string">
            <text:p>Add an existing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73" office:value-type="string">
            <text:p>SNF_IPA_SEV_22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82" office:value-type="string">
            <text:p>Mobile/Ipad/Server List/Add blank Server</text:p>
          </table:table-cell>
          <table:table-cell table:style-name="ce92" office:value-type="string">
            <text:p>Add a blank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73" office:value-type="string">
            <text:p>SNF_IPA_SEV_23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office:value-type="string">
            <text:p>Mobile/Ipad/Server List/Add existing URL</text:p>
          </table:table-cell>
          <table:table-cell table:style-name="ce92" office:value-type="string">
            <text:p>Add an existing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8" office:value-type="string">
            <text:p>An error message must be displayed with alert that the URL is already present in the list.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73" office:value-type="string">
            <text:p>SNF_IPA_SEV_24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office:value-type="string">
            <text:p>Mobile/Ipad/Server List/Add blank URL</text:p>
          </table:table-cell>
          <table:table-cell table:style-name="ce92" office:value-type="string">
            <text:p>Add a blank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8" office:value-type="string">
            <text:p>An error message must be displayed with alert that the URL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73" office:value-type="string">
            <text:p>SNF_IPA_SEV_25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73" office:value-type="string">
            <text:p>SNF_IPA_SEV_26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73" office:value-type="string">
            <text:p>SNF_IPA_SEV_27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73" office:value-type="string">
            <text:p>SNF_IPA_SEV_28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73" office:value-type="string">
            <text:p>SNF_IPA_SEV_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73" office:value-type="string">
            <text:p>SNF_IPA_SEV_30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73" office:value-type="string">
            <text:p>SNF_IPA_SEV_31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82" office:value-type="string">
            <text:p>Mobile/IPad/Server List/Delete Server</text:p>
          </table:table-cell>
          <table:table-cell table:style-name="ce92" office:value-type="string">
            <text:p>Delete a server</text:p>
          </table:table-cell>
          <table:table-cell table:style-name="ce97" office:value-type="string">
            <text:p>Step 1: Delete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8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73" office:value-type="string">
            <text:p>SNF_IPA_GUI_32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82" office:value-type="string">
            <text:p>Mobile/IPad/User guide</text:p>
          </table:table-cell>
          <table:table-cell table:style-name="ce92" office:value-type="string">
            <text:p>Don't view User guide</text:p>
          </table:table-cell>
          <table:table-cell table:style-name="ce97" office:value-type="string">
            <text:p>Step 1: show user guide</text:p>
          </table:table-cell>
          <table:table-cell table:style-name="ce98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98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73" office:value-type="string">
            <text:p>SNF_IPA_LAG_33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2" office:value-type="string">
            <text:p>Mobile/IPad/Setting language</text:p>
          </table:table-cell>
          <table:table-cell table:style-name="ce88" office:value-type="string">
            <text:p>Setting language</text:p>
          </table:table-cell>
          <table:table-cell table:style-name="ce100" office:value-type="string">
            <text:p>Step 1: select language</text:p>
          </table:table-cell>
          <table:table-cell table:style-name="ce98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97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73" office:value-type="string">
            <text:p>SNF_IPA_HOM_34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2" office:value-type="string">
            <text:p>Mobile/IPad/Home Screen/Horizontal</text:p>
          </table:table-cell>
          <table:table-cell table:style-name="ce90" office:value-type="string">
            <text:p>Check Home Screen </text:p>
          </table:table-cell>
          <table:table-cell table:style-name="ce100" office:value-type="string">
            <text:p>Step 1: Access Home screen</text:p>
          </table:table-cell>
          <table:table-cell table:style-name="ce98" office:value-type="string">
            <text:p>- Start the application on mobile device</text:p>
            <text:p>- Sign in with valid user name /password</text:p>
            <text:p/>
          </table:table-cell>
          <table:table-cell table:style-name="ce97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will be </text:span><text:span text:style-name="T12">shown on top of application navigation </text:span><text:span text:style-name="T12">and there are 3 applications on the left </text:span><text:span text:style-name="T12">menu: News, Documents, Apps</text:span></text:p>
            <text:p><text:s/>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74" office:value-type="string">
            <text:p>SNF_IPA_HOM_3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83" office:value-type="string">
            <text:p>Mobile/IPad/Home Screen/Horizontal</text:p>
          </table:table-cell>
          <table:table-cell table:style-name="ce90" office:value-type="string">
            <text:p>Show profile image and name of current use</text:p>
          </table:table-cell>
          <table:table-cell table:style-name="ce100" office:value-type="string">
            <text:p>Step 1: Go to home application</text:p>
          </table:table-cell>
          <table:table-cell table:style-name="ce98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97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73" office:value-type="string">
            <text:p>SNF_IPA_DAB_36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4" office:value-type="string">
            <text:p>Mobile/IPad/Dashboard/Gadget/List View</text:p>
          </table:table-cell>
          <table:table-cell table:style-name="ce88" office:value-type="string">
            <text:p>Gadget List View</text:p>
          </table:table-cell>
          <table:table-cell table:style-name="ce100" office:value-type="string">
            <text:p>Step 1: List View</text:p>
          </table:table-cell>
          <table:table-cell table:style-name="ce98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97" office:value-type="string">
            <text:p>- Gadgets will be organized in the List View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73" office:value-type="string">
            <text:p>SNF_IPA_DAB_37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84" office:value-type="string">
            <text:p>Mobile/IPad/Dashboard/Gadget/Scroll List View</text:p>
          </table:table-cell>
          <table:table-cell table:style-name="ce88" office:value-type="string">
            <text:p>Scroll Gadget in List View</text:p>
          </table:table-cell>
          <table:table-cell table:style-name="ce100" office:value-type="string">
            <text:p>Step 1: Scroll in List View</text:p>
          </table:table-cell>
          <table:table-cell table:style-name="ce97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97" office:value-type="string">
            <text:p>- <text:s/>List view will be scrolled to move to other gadget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73" office:value-type="string">
            <text:p>SNF_IPA_DAB_38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</text:p>
          </table:table-cell>
          <table:table-cell table:style-name="ce97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73" office:value-type="string">
            <text:p>SNF_IPA_DAB_3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 with name includes spcecial chars</text:p>
          </table:table-cell>
          <table:table-cell table:style-name="ce97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well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73" office:value-type="string">
            <text:p>SNF_IPA_DAB_40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84" office:value-type="string">
            <text:p>Mobile/IPad/Dashboard/update tabs</text:p>
          </table:table-cell>
          <table:table-cell table:style-name="ce88" office:value-type="string">
            <text:p>Update Dashboard tabs</text:p>
          </table:table-cell>
          <table:table-cell table:style-name="ce100" office:value-type="string">
            <text:p>Step 1: Update Dashboard tab tabs</text:p>
          </table:table-cell>
          <table:table-cell table:style-name="ce99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97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73" office:value-type="string">
            <text:p>SNF_IPA_DAB_41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84" office:value-type="string">
            <text:p>Mobile/IPad/Dashboard/Gadget List</text:p>
          </table:table-cell>
          <table:table-cell table:style-name="ce89" office:value-type="string">
            <text:p>View gadget list in Dashboard</text:p>
          </table:table-cell>
          <table:table-cell table:style-name="ce101" office:value-type="string">
            <text:p>Step 1: View Gadget List</text:p>
          </table:table-cell>
          <table:table-cell table:style-name="ce99" office:value-type="string">
            <text:p><text:span text:style-name="T6">- Add some gadget into tabs on PLF 3.0 </text:span><text:span text:style-name="T6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03" office:value-type="string">
            <text:p>- Gadget list is shown with Image, Title and Short resume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73" office:value-type="string">
            <text:p>SNF_IPA_DAB_42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84" office:value-type="string">
            <text:p>Mobile/IPad/Dashboard/Update Gadget List</text:p>
          </table:table-cell>
          <table:table-cell table:style-name="ce89" office:value-type="string">
            <text:p>Update gadget list in Dashboard</text:p>
          </table:table-cell>
          <table:table-cell table:style-name="ce100" office:value-type="string">
            <text:p>Step 1: Update Gadget Lis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97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73" office:value-type="string">
            <text:p>SNF_IPA_DAB_43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84" office:value-type="string">
            <text:p>Mobile/IPad/Dashboard/Launch</text:p>
          </table:table-cell>
          <table:table-cell table:style-name="ce89" office:value-type="string">
            <text:p>View Content of Gadget</text:p>
          </table:table-cell>
          <table:table-cell table:style-name="ce100" office:value-type="string">
            <text:p>Step 1: Gadget Conten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9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73" office:value-type="string">
            <text:p>SNF_IPA_DAB_44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83" office:value-type="string">
            <text:p>Mobile/Ipad/Dashboard/Update</text:p>
          </table:table-cell>
          <table:table-cell table:style-name="ce90" office:value-type="string">
            <text:p>Edit Content of Gadget</text:p>
          </table:table-cell>
          <table:table-cell table:style-name="ce101" office:value-type="string">
            <text:p>Step 1: Edit Gadget Content</text:p>
          </table:table-cell>
          <table:table-cell table:style-name="ce9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73" office:value-type="string">
            <text:p>SNF_IPA_DAB_45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83" office:value-type="string">
            <text:p>Mobile/Ipad/Dashboard/Delete</text:p>
          </table:table-cell>
          <table:table-cell table:style-name="ce90" office:value-type="string">
            <text:p>Delete Gadget</text:p>
          </table:table-cell>
          <table:table-cell table:style-name="ce101" office:value-type="string">
            <text:p>Step 1: Delete Gadget</text:p>
          </table:table-cell>
          <table:table-cell table:style-name="ce9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2" office:value-type="string">
            <text:p>High</text:p>
          </table:table-cell>
          <table:table-cell table:style-name="ce126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73" office:value-type="string">
            <text:p>SNF_IPA_DOC_46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85" office:value-type="string">
            <text:p>Mobile/IPad//Documents/Open Document Application</text:p>
          </table:table-cell>
          <table:table-cell table:style-name="ce90" office:value-type="string">
            <text:p>View Documents application</text:p>
          </table:table-cell>
          <table:table-cell table:style-name="ce100" office:value-type="string">
            <text:p>Step 1: Open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04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4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73" office:value-type="string">
            <text:p>SNF_IPA_DOC_47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84" office:value-type="string">
            <text:p>Mobile/IPad/Documents/Close Documents application</text:p>
          </table:table-cell>
          <table:table-cell table:style-name="ce90" office:value-type="string">
            <text:p>Close Documents application</text:p>
          </table:table-cell>
          <table:table-cell table:style-name="ce100" office:value-type="string">
            <text:p>Step 1: Close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Close] button on Navigation bar screen..</text:p>
          </table:table-cell>
          <table:table-cell table:style-name="ce104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73" office:value-type="string">
            <text:p>SNF_IPA_DOC_48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84" office:value-type="string">
            <text:p>Mobile/IPad/Documents/View Folder</text:p>
          </table:table-cell>
          <table:table-cell table:style-name="ce88" office:value-type="string">
            <text:p>View Folder</text:p>
          </table:table-cell>
          <table:table-cell table:style-name="ce102" office:value-type="string">
            <text:p>Step 1: Open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04" office:value-type="string">
            <text:p><text:span text:style-name="T6">- An Activity indicator will show on the </text:span><text:span text:style-name="T6">navigation bar to indicate that items in the </text:span><text:span text:style-name="T6">folder are in the loading progress.</text:span></text:p>
            <text:p><text:span text:style-name="T6">- After loading progress finishes, items in </text:span><text:span text:style-name="T6">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73" office:value-type="string">
            <text:p>SNF_IPA_DOC_4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</text:p>
          </table:table-cell>
          <table:table-cell table:style-name="ce102" office:value-type="string">
            <text:p>Step 1: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Add] button</text:span></text:p>
          </table:table-cell>
          <table:table-cell table:style-name="ce104" office:value-type="string">
            <text:p><text:span text:style-name="T6">- Come back to Documents list</text:span></text:p>
            <text:p>- New Folder is created</text:p>
          </table:table-cell>
          <table:table-cell table:style-name="ce114" office:value-type="string">
            <text:p>High</text:p>
          </table:table-cell>
          <table:table-cell table:style-name="ce124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73" office:value-type="string">
            <text:p>SNF_IPA_DOC_50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empty name</text:p>
          </table:table-cell>
          <table:table-cell table:style-name="ce102" office:value-type="string">
            <text:p>Step 1: Create folder with empty nam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do not </text:span><text:span text:style-name="T6">input data</text:span></text:p>
            <text:p><text:span text:style-name="T6">- Touch on [Add] button</text:span></text:p>
          </table:table-cell>
          <table:table-cell table:style-name="ce104" office:value-type="string">
            <text:p>- Alert message to required input name for folder</text:p>
            <text:p>- Folder isn't creat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73" office:value-type="string">
            <text:p>SNF_IPA_DOC_51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3">
            <text:p>3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<text:s/>name has special characters</text:p>
          </table:table-cell>
          <table:table-cell table:style-name="ce102" office:value-type="string">
            <text:p>Step 1: Create Folder with <text:s/>name has special characters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73" office:value-type="string">
            <text:p>SNF_IPA_DOC_52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4">
            <text:p>4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ancel create Folder</text:p>
          </table:table-cell>
          <table:table-cell table:style-name="ce102" office:value-type="string">
            <text:p>Step 1: Cancel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Cancel] button</text:span></text:p>
          </table:table-cell>
          <table:table-cell table:style-name="ce104" office:value-type="string">
            <text:p>- Come back to Documents list</text:p>
            <text:p>- Folder is created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73" office:value-type="string">
            <text:p>SNF_IPA_DOC_53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73" office:value-type="string">
            <text:p>SNF_IPA_DOC_54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empty name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04" office:value-type="string">
            <text:p>- Alert message to required input name for folder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73" office:value-type="string">
            <text:p>SNF_IPA_DOC_55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name has special characters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73" office:value-type="string">
            <text:p>SNF_IPA_DOC_56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4">
            <text:p>4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Cancel rename Folder </text:p>
          </table:table-cell>
          <table:table-cell table:style-name="ce102" office:value-type="string">
            <text:p>Step 1: Cancel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n't chang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73" office:value-type="string">
            <text:p>SNF_IPA_DOC_57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84" office:value-type="string">
            <text:p>Mobile/IPad/Documents/Back Folder List </text:p>
          </table:table-cell>
          <table:table-cell table:style-name="ce90" office:value-type="string">
            <text:p>Back Folder List </text:p>
          </table:table-cell>
          <table:table-cell table:style-name="ce100" office:value-type="string">
            <text:p>Step 1: Go back to Folder li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04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73" office:value-type="string">
            <text:p>SNF_IPA_DOC_58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84" office:value-type="string">
            <text:p>Mobile/IPad/Documents/View File</text:p>
          </table:table-cell>
          <table:table-cell table:style-name="ce89" office:value-type="string">
            <text:p>View a File</text:p>
          </table:table-cell>
          <table:table-cell table:style-name="ce100" office:value-type="string">
            <text:p>Step 1: Open a Fil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04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73" office:value-type="string">
            <text:p>SNF_IPA_DOC_59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84" office:value-type="string">
            <text:p>Mobile/IPad/Documents/Open Menu Action</text:p>
          </table:table-cell>
          <table:table-cell table:style-name="ce90" office:value-type="string">
            <text:p>View menu action of File/Folder</text:p>
          </table:table-cell>
          <table:table-cell table:style-name="ce100" office:value-type="string">
            <text:p>Step 1: Show action dialo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04" office:value-type="string">
            <text:p>- The action dialog will be showed with actions (take a picture, delete, copy, move, paste, cancel). </text:p>
            <text:p><text:span text:style-name="T19">- In dialog, if action is affect, it has enable. </text:span><text:span text:style-name="T19">If it doesn't affect, it has disable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73" office:value-type="string">
            <text:p>SNF_IPA_DOC_60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84" office:value-type="string">
            <text:p>Mobile/IPad/Documents/Close Menu Action</text:p>
          </table:table-cell>
          <table:table-cell table:style-name="ce90" office:value-type="string">
            <text:p>Close menu action of File/Folder</text:p>
          </table:table-cell>
          <table:table-cell table:style-name="ce100" office:value-type="string">
            <text:p>Step 1: Closing action dialog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04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73" office:value-type="string">
            <text:p>SNF_IPA_DOC_61</text:p>
          </table:table-cell>
          <table:table-cell table:style-name="ce78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84" office:value-type="string">
            <text:p>Mobile/IPad/Documents/Action /Delete </text:p>
          </table:table-cell>
          <table:table-cell table:style-name="ce94" office:value-type="string">
            <text:p>Delete a File/Folder</text:p>
          </table:table-cell>
          <table:table-cell table:style-name="ce100" office:value-type="string">
            <text:p>Step 1: Delet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04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73" office:value-type="string">
            <text:p>SNF_IPA_DOC_62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84" office:value-type="string">
            <text:p>Mobile/IPad/Documents/Action /Copy</text:p>
          </table:table-cell>
          <table:table-cell table:style-name="ce95" office:value-type="string">
            <text:p>Copy/Paste a File/Folder</text:p>
          </table:table-cell>
          <table:table-cell table:style-name="ce100" office:value-type="string">
            <text:p>Step 1: Copy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04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73" office:value-type="string">
            <text:p>SNF_IPA_DOC_63</text:p>
          </table:table-cell>
          <table:table-cell table:style-name="ce78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84" office:value-type="string">
            <text:p>Mobile/IPad/Documents/Action /Move</text:p>
          </table:table-cell>
          <table:table-cell table:style-name="ce95" office:value-type="string">
            <text:p>Cut/Paste a File/Folder</text:p>
          </table:table-cell>
          <table:table-cell table:style-name="ce100" office:value-type="string">
            <text:p>Step 1: Movin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04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73" office:value-type="string">
            <text:p>SNF_IPA_DOC_64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82" office:value-type="string">
            <text:p>Mobile/Ipad/Documents/Actions/Take Picture</text:p>
          </table:table-cell>
          <table:table-cell table:style-name="ce93" office:value-type="string">
            <text:p>Take picture and upload</text:p>
          </table:table-cell>
          <table:table-cell table:style-name="ce102" office:value-type="string">
            <text:p>Step 1: Take a pictur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04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73" office:value-type="string">
            <text:p>SNF_IPA_NEW_65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Display Activities stream</text:p>
          </table:table-cell>
          <table:table-cell table:style-name="ce102" office:value-type="string">
            <text:p>Step 1: Go to News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/></text:p>
          </table:table-cell>
          <table:table-cell table:style-name="ce104" office:value-type="string">
            <text:p>- Activities stream is displayed with all post</text:p>
            <text:p>- 100 posts is shown as default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73" office:value-type="string">
            <text:p>SNF_IPA_NEW_6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04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73" office:value-type="string">
            <text:p>SNF_IPA_NEW_67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04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73" office:value-type="string">
            <text:p>SNF_IPA_NEW_68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04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73" office:value-type="string">
            <text:p>SNF_IPA_NEW_69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only text</text:p>
          </table:table-cell>
          <table:table-cell table:style-name="ce102" office:value-type="string">
            <text:p>Step 1: Send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Send] button</text:span></text:p>
          </table:table-cell>
          <table:table-cell table:style-name="ce104" office:value-type="string">
            <text:p>- Back to activities stream page</text:p>
            <text:p>- This post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73" office:value-type="string">
            <text:p>SNF_IPA_NEW_70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2">
            <text:p>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Take a Photo</text:p>
          </table:table-cell>
          <table:table-cell table:style-name="ce102" office:value-type="string">
            <text:p>Step 1: Take a photo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73" office:value-type="string">
            <text:p>SNF_IPA_NEW_71</text:p>
          </table:table-cell>
          <table:table-cell table:style-name="ce78"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Photo from Library</text:p>
          </table:table-cell>
          <table:table-cell table:style-name="ce102" office:value-type="string">
            <text:p>Step 1: Select a photo from Library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73" office:value-type="string">
            <text:p>SNF_IPA_NEW_72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4">
            <text:p>4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Write a post with empty data</text:p>
          </table:table-cell>
          <table:table-cell table:style-name="ce102" office:value-type="string">
            <text:p>Step 1: Send a post with empty data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4" office:value-type="string">
            <text:p>- Alert message to require input tex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73" office:value-type="string">
            <text:p>SNF_IPA_NEW_73</text:p>
          </table:table-cell>
          <table:table-cell table:style-name="ce78"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post</text:p>
          </table:table-cell>
          <table:table-cell table:style-name="ce102" office:value-type="string">
            <text:p>Step 1: Cancel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5">
          <table:table-cell table:style-name="ce6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73" office:value-type="string">
            <text:p>SNF_IPA_NEW_74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6">
            <text:p>6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</text:p>
          </table:table-cell>
          <table:table-cell table:style-name="ce102" office:value-type="string">
            <text:p>Step 1: 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</table:table-cell>
          <table:table-cell table:style-name="ce104" office:value-type="string">
            <text:p>- Number of Like is 1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73" office:value-type="string">
            <text:p>SNF_IPA_NEW_75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</text:p>
          </table:table-cell>
          <table:table-cell table:style-name="ce102" office:value-type="string">
            <text:p>Step 1: Un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  <text:p><text:span text:style-name="T6">- After that touch on [Unlike] icon of this </text:span><text:span text:style-name="T6">post</text:span></text:p>
          </table:table-cell>
          <table:table-cell table:style-name="ce104" office:value-type="string">
            <text:p>- Number of Like is 0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73" office:value-type="string">
            <text:p>SNF_IPA_NEW_76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 from detail screen</text:p>
          </table:table-cell>
          <table:table-cell table:style-name="ce102" office:value-type="string">
            <text:p>Step 1: 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4" office:value-type="string">
            <text:p>- Content of Post will be shown with comment and Like number (if have)</text:p>
            <text:p>- Number of Like is in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73" office:value-type="string">
            <text:p>SNF_IPA_NEW_77</text:p>
          </table:table-cell>
          <table:table-cell table:style-name="ce78" table:formula="of:=IF(VALUE(MID([.F83];6;FIND(&quot;:&quot;;[.F83];1)-FIND(&quot; &quot;;[.F83];1)-1))&gt;VALUE(MID([.F82];6;FIND(&quot;:&quot;;[.F82];1)-FIND(&quot; &quot;;[.F82];1)-1));[.C82];[.C82]+1)" office:value-type="float" office:value="9">
            <text:p>9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 <text:s/>from detail screen</text:p>
          </table:table-cell>
          <table:table-cell table:style-name="ce102" office:value-type="string">
            <text:p>Step 1: Un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4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6">
          <table:table-cell table:style-name="ce6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73" office:value-type="string">
            <text:p>SNF_IPA_NEW_78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0">
            <text:p>10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omment a post with valid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04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73" office:value-type="string">
            <text:p>SNF_IPA_NEW_79</text:p>
          </table:table-cell>
          <table:table-cell table:style-name="ce78" table:formula="of:=IF(VALUE(MID([.F85];6;FIND(&quot;:&quot;;[.F85];1)-FIND(&quot; &quot;;[.F85];1)-1))&gt;VALUE(MID([.F84];6;FIND(&quot;:&quot;;[.F84];1)-FIND(&quot; &quot;;[.F84];1)-1));[.C84];[.C84]+1)" office:value-type="float" office:value="11">
            <text:p>11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Comment a post with empty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Do not input anything, touch on button </text:span><text:span text:style-name="T6">Send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73" office:value-type="string">
            <text:p>SNF_IPA_NEW_80</text:p>
          </table:table-cell>
          <table:table-cell table:style-name="ce78"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comment</text:p>
          </table:table-cell>
          <table:table-cell table:style-name="ce102" office:value-type="string">
            <text:p>Step 1: Cancel commen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81.00</text:p>
          </table:table-cell>
          <table:table-cell table:style-name="ce73" office:value-type="string">
            <text:p>SNF_IPA_NEW_81</text:p>
          </table:table-cell>
          <table:table-cell table:style-name="ce78"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website</text:p>
          </table:table-cell>
          <table:table-cell table:style-name="ce102" office:value-type="string">
            <text:p>Step 1: Open a post <text:s/>with URL of websit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4" office:value-type="string">
            <text:p>- Redirect to website: http://google.com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7">
          <table:table-cell table:style-name="ce67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82.00</text:p>
          </table:table-cell>
          <table:table-cell table:style-name="ce73" office:value-type="string">
            <text:p>SNF_IPA_NEW_82</text:p>
          </table:table-cell>
          <table:table-cell table:style-name="ce78" table:formula="of:=IF(VALUE(MID([.F88];6;FIND(&quot;:&quot;;[.F88];1)-FIND(&quot; &quot;;[.F88];1)-1))&gt;VALUE(MID([.F87];6;FIND(&quot;:&quot;;[.F87];1)-FIND(&quot; &quot;;[.F87];1)-1));[.C87];[.C87]+1)" office:value-type="float" office:value="14">
            <text:p>14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image</text:p>
          </table:table-cell>
          <table:table-cell table:style-name="ce102" office:value-type="string">
            <text:p>Step 1: Open a post <text:s/>with URL of imag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4" office:value-type="string">
            <text:p>- Image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83.00</text:p>
          </table:table-cell>
          <table:table-cell table:style-name="ce73" office:value-type="string">
            <text:p>SNF_IPA_NEW_83</text:p>
          </table:table-cell>
          <table:table-cell table:style-name="ce78" table:formula="of:=IF(VALUE(MID([.F89];6;FIND(&quot;:&quot;;[.F89];1)-FIND(&quot; &quot;;[.F89];1)-1))&gt;VALUE(MID([.F88];6;FIND(&quot;:&quot;;[.F88];1)-FIND(&quot; &quot;;[.F88];1)-1));[.C88];[.C88]+1)" office:value-type="float" office:value="15">
            <text:p>15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Open a post with attachment</text:p>
          </table:table-cell>
          <table:table-cell table:style-name="ce102" office:value-type="string">
            <text:p>Step 1: Open a post with attachment</text:p>
          </table:table-cell>
          <table:table-cell table:style-name="ce104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04" office:value-type="string">
            <text:p>- Attachment file will be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84.00</text:p>
          </table:table-cell>
          <table:table-cell table:style-name="ce73" office:value-type="string">
            <text:p>SNF_IPA_NEW_84</text:p>
          </table:table-cell>
          <table:table-cell table:style-name="ce78" table:formula="of:=IF(VALUE(MID([.F90];6;FIND(&quot;:&quot;;[.F90];1)-FIND(&quot; &quot;;[.F90];1)-1))&gt;VALUE(MID([.F89];6;FIND(&quot;:&quot;;[.F89];1)-FIND(&quot; &quot;;[.F89];1)-1));[.C89];[.C89]+1)" office:value-type="float" office:value="16">
            <text:p>16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Show filter navigation to filter activity type</text:p>
          </table:table-cell>
          <table:table-cell table:style-name="ce102" office:value-type="string">
            <text:p>Step 1: Go to news in application</text:p>
          </table:table-cell>
          <table:table-cell table:style-name="ce104" office:value-type="string">
            <text:p>- Start application</text:p>
            <text:p>- Login with valid user name and password</text:p>
            <text:p/>
          </table:table-cell>
          <table:table-cell table:style-name="ce104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85.00</text:p>
          </table:table-cell>
          <table:table-cell table:style-name="ce73" office:value-type="string">
            <text:p>SNF_IPA_NEW_85</text:p>
          </table:table-cell>
          <table:table-cell table:style-name="ce78" table:formula="of:=IF(VALUE(MID([.F91];6;FIND(&quot;:&quot;;[.F91];1)-FIND(&quot; &quot;;[.F91];1)-1))&gt;VALUE(MID([.F90];6;FIND(&quot;:&quot;;[.F90];1)-FIND(&quot; &quot;;[.F90];1)-1));[.C90];[.C90]+1)" office:value-type="float" office:value="17">
            <text:p>17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<text:s/>List activity following selected filter</text:p>
          </table:table-cell>
          <table:table-cell table:style-name="ce102" office:value-type="string">
            <text:p>Step 1: touch to any filtler in navigation</text:p>
          </table:table-cell>
          <table:table-cell table:style-name="ce104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04" office:value-type="string">
            <text:p>- Selected filter will be highlight</text:p>
            <text:p>- 100 activities belong to spaces that user is memb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86.00</text:p>
          </table:table-cell>
          <table:table-cell table:style-name="ce73" office:value-type="string">
            <text:p>SNF_IPA_NEW_86</text:p>
          </table:table-cell>
          <table:table-cell table:style-name="ce78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83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02" office:value-type="string">
            <text:p>Step 1: Open setting </text:p>
          </table:table-cell>
          <table:table-cell table:style-name="ce104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04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87.00</text:p>
          </table:table-cell>
          <table:table-cell table:style-name="ce73" office:value-type="string">
            <text:p>SNF_IPA_P30_87</text:p>
          </table:table-cell>
          <table:table-cell table:style-name="ce78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83" office:value-type="string">
            <text:p>Mobile/Ipad/CheckWith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 table:style-name="ce97" office:value-type="string">
            <text:p>Step 1: Try to login</text:p>
          </table:table-cell>
          <table:table-cell table:style-name="ce98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6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29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1:07:13</dc:date>
    <meta:editing-cycles>244</meta:editing-cycles>
    <meta:editing-duration>P3DT3H59M</meta:editing-duration>
    <dc:creator>exoplatform </dc:creator>
    <meta:document-statistic meta:table-count="4" meta:cell-count="1538" meta:object-count="1"/>
    <meta:user-defined meta:name="Info 1"/>
    <meta:user-defined meta:name="Info 2"/>
    <meta:user-defined meta:name="Info 3"/>
    <meta:user-defined meta:name="Info 4"/>
  </office:meta>
</office:document-meta>
</file>